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30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Source Sans Pro" fo:font-size="30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Source Sans Pro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as-char" svg:width="10.5cm" svg:height="7.4cm" draw:z-index="0"><draw:text-box><text:section text:style-name="Sect1" text:name="MasterLabel"><text:p text:style-name="Standard"><draw:frame draw:style-name="fr2" draw:name="Rahmen3" text:anchor-type="paragraph" svg:x="0.15cm" svg:y="2.26cm" svg:width="10.118cm" draw:z-index="2"><draw:text-box fo:min-height="3.5cm"><text:p text:style-name="P2"><text:database-display text:table-name="Sheet1" text:table-type="table" text:column-name="First Name" text:database-name="Conference registration">&lt;First Name&gt;</text:database-display><text:database-display text:table-name="Sheet1" text:table-type="table" text:column-name="Surname" text:database-name="Conference registration">&lt;Surname&gt;</text:database-display></text:p><text:p text:style-name="P1"><text:database-display text:table-name="Sheet1" text:table-type="table" text:column-name="Nickname" text:database-name="Conference registration">&lt;Nickname&gt;</text:database-display></text:p></draw:text-box></draw:frame></text:p></text:section></draw:text-box></draw:frame><draw:frame draw:style-name="fr1" draw:name="Rahmen2" text:anchor-type="as-char" svg:width="10.5cm" svg:height="7.4cm" draw:z-index="1"><draw:text-box><text:section text:style-name="Sect1" text:name="Bereich1" text:protected="true"><text:section-source text:section-name="MasterLabel"/><text:p text:style-name="Standard"><draw:frame draw:style-name="fr2" draw:name="Rahmen4" text:anchor-type="paragraph" svg:x="0.15cm" svg:y="2.26cm" svg:width="10.118cm" draw:z-index="3"><draw:text-box fo:min-height="3.5cm"><text:p text:style-name="P2"><text:database-display text:table-name="Sheet1" text:table-type="table" text:column-name="First Name" text:database-name="Conference registration">&lt;First Name&gt;</text:database-display><text:database-display text:table-name="Sheet1" text:table-type="table" text:column-name="Surname" text:database-name="Conference registration">&lt;Surname&gt;</text:database-display></text:p><text:p text:style-name="P1"><text:database-display text:table-name="Sheet1" text:table-type="table" text:column-name="Nickname" text:database-name="Conference registration">&lt;Nickname&gt;</text:database-display></text:p></draw:text-box></draw:frame>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0.5cm" svg:height="7.4cm" text:anchor-type="as-char" svg:y="0cm" fo:margin-left="0cm" fo:margin-right="0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6:41:12</meta:creation-date>
    <dc:date>2012-10-15T17:19:19</dc:date>
    <meta:editing-duration>PT6M5S</meta:editing-duration>
    <meta:editing-cycles>4</meta:editing-cycles>
    <meta:generator>LibreOffice/3.5$Linux_X86_64 LibreOffice_project/350m1$Build-403</meta:generator>
    <meta:document-statistic meta:table-count="0" meta:image-count="0" meta:object-count="0" meta:page-count="1" meta:paragraph-count="5" meta:word-count="6" meta:character-count="64" meta:non-whitespace-character-count="60"/>
  </office:meta>
</office:document-meta>
</file>